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lopParser.setAttribute( AttributesImpl attr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lopPars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lopParser.filterElementName( String s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SlopParser.processLine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SlopParser.setPreserveWhitespac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lopParser.startDocument( ContentHandler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sedLine.ParsedLine( String elementName , String element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SlopParser.parseLine( String lin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impleSlopParser.setValidTagnameChars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